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CAS RAFAEL, JOSE CATALIN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CAS RAFAEL, JOSE CATALI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CAS RAFAEL, JOSE CATAL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91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37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